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est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This is an open office ppt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8-24T12:06:44</meta:creation-date>
    <dc:language>fi-FI</dc:language>
    <meta:editing-cycles>3</meta:editing-cycles>
    <meta:editing-duration>PT00H01M41S</meta:editing-duration>
    <meta:initial-creator>quyen </meta:initial-creator>
    <dc:date>2012-08-24T13:20:37</dc:date>
    <dc:creator>quyen 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2/share/template/en-US/presnt/Blue.otp"/>
  </office:meta>
</office:document-meta>
</file>